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Consolas" fo:font-size="10.5pt" fo:font-weight="normal" fo:background-color="#ffffff"/>
    </style:style>
    <style:style style:name="T1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style:font-name="Times New Roman" fo:font-size="14pt" fo:letter-spacing="normal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{"status":200,"message":"rates","data":{"USDRUB":"64.1824","EURRUB":"69.244"}}</text:span> </text:p>
      <text:p text:style-name="P1"/>
      <text:p text:style-name="P2"/>
      <text:p text:style-name="P2"/>
      <text:p text:style-name="P2"><text:span text:style-name="T2">Array ( [status] =&gt; 200 [message] =&gt; rates [data] =&gt; Array ( [USDRUB] =&gt; 64.1824 [EURRUB] =&gt; 69.244 ) )</text:span> 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9T18:44:22.046000000</dc:date>
    <meta:editing-duration>PT1H38M38S</meta:editing-duration>
    <meta:editing-cycles>6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2" meta:word-count="21" meta:character-count="183" meta:non-whitespace-character-count="162"/>
  </office:meta>
</office:document-meta>
</file>